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_20__28_user_29_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_20__28_user_29_">
      <style:text-properties style:font-size-complex="10pt"/>
    </style:style>
    <style:style style:name="P3" style:family="paragraph" style:parent-style-name="Standard_20__28_user_29_" style:master-page-name="Standard">
      <style:paragraph-properties fo:text-align="center" style:justify-single-word="false" style:page-number="aut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REQUISITOS FUNCIONAIS</text:span></text:p>
      <text:p text:style-name="P1"/>
      <text:p text:style-name="Standard_20__28_user_29_"><text:span text:style-name="T2">[RF001] Consultar Livros: O sistema deve permitir a consulta de livros.</text:span></text:p>
      <text:p text:style-name="Standard_20__28_user_29_"><text:span text:style-name="T2">[RF002] Cadastrar Livros: O sistema deve permitir o cadastro de livros.</text:span></text:p>
      <text:p text:style-name="Standard_20__28_user_29_"><text:span text:style-name="T2">[RF003] Atualizar Livros: O sistema deve permitir a atualização de dados de livros.</text:span></text:p>
      <text:p text:style-name="Standard_20__28_user_29_"><text:span text:style-name="T2">[RF004] Excluir Livros: O sistema deve permitir a exclusão de livros.</text:span></text:p>
      <text:p text:style-name="P2"/>
      <text:p text:style-name="Standard_20__28_user_29_"><text:span text:style-name="T2">[RF005] Acessar Conta Vendedor: O sistema deve permitir que um vendedor acesse sua conta. </text:span></text:p>
      <text:p text:style-name="Standard_20__28_user_29_"><text:span text:style-name="T2">[RF006] Consultar Clientes: O sistema deve permitir que vendedores consultem clientes.</text:span></text:p>
      <text:p text:style-name="Standard_20__28_user_29_"><text:span text:style-name="T2">[RF007] Atualizar Cliente: O sistema deve permitir que vendedores atualizem dados de clientes.</text:span></text:p>
      <text:p text:style-name="Standard_20__28_user_29_"><text:span text:style-name="T2">[RF008] Cadastrar Cliente: O sistema deve permitir que vendedores cadastrem clientes.</text:span></text:p>
      <text:p text:style-name="Standard_20__28_user_29_"><text:span text:style-name="T2">[RF009] Excluir Cliente: O sistema deve permitir que o administrador exclua um cliente.</text:span></text:p>
      <text:p text:style-name="P2"/>
      <text:p text:style-name="Standard_20__28_user_29_"><text:span text:style-name="T2">[RF010] Acessar Conta Administrador: O sistema deve permitir que o administrador acesse sua conta. </text:span></text:p>
      <text:p text:style-name="Standard_20__28_user_29_"><text:span text:style-name="T2">[RF011] Cadastrar Vendedor: O sistema deve permitir que o administrador cadastre novos vendedores.</text:span></text:p>
      <text:p text:style-name="Standard_20__28_user_29_"><text:span text:style-name="T2">[RF012] Consultar Vendedores: O sistema deve permitir que o administrador consulte vendedores.</text:span></text:p>
      <text:p text:style-name="Standard_20__28_user_29_"><text:span text:style-name="T2">[RF013] Atualizar Vendedor: O sistema deve permitir que o administrador atualize dados de vendedores.</text:span></text:p>
      <text:p text:style-name="Standard_20__28_user_29_"><text:span text:style-name="T2">[RF014] Excluir Vendedor: O sistema deve permitir que o administrador exclua vendedores.</text:span></text:p>
      <text:p text:style-name="P2"/>
      <text:p text:style-name="Standard_20__28_user_29_"><text:span text:style-name="T2">[RF015] Cadastrar Pedido: O sistema deve permitir o cadastro de um novo pedido de compra.</text:span></text:p>
      <text:p text:style-name="Standard_20__28_user_29_"><text:span text:style-name="T2">[RF016] Consultar Pedidos: O sistema deve permitir a consulta de pedidos.</text:span></text:p>
      <text:p text:style-name="Standard_20__28_user_29_"><text:span text:style-name="T2">[RF017] Cancelar Pedido: O sistema deve permitir o cancelamento um pedido.</text:span></text:p>
      <text:p text:style-name="Standard_20__28_user_29_"><text:span text:style-name="T2">[RF018] Atualizar Pedido: O sistema deve permitir atualizar dados de um pedido</text:span></text:p>
      <text:p text:style-name="Standard_20__28_user_29_"><text:span text:style-name="T2">[RF019] Excluir Pedido: O sistema de</text:span><text:bookmark text:name="_GoBack"/><text:span text:style-name="T2">ve permitir que o administrador exclua um pedid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morim</meta:initial-creator>
    <dc:creator>João Henrique</dc:creator>
    <meta:editing-cycles>5</meta:editing-cycles>
    <meta:creation-date>2019-05-11T17:58:00</meta:creation-date>
    <dc:date>2019-05-17T00:16:00</dc:date>
    <meta:editing-duration>PT6H26M</meta:editing-duration>
    <meta:generator>LibreOffice/6.0.7.3$Linux_X86_64 LibreOffice_project/00m0$Build-3</meta:generator>
    <meta:document-statistic meta:table-count="0" meta:image-count="0" meta:object-count="0" meta:page-count="1" meta:paragraph-count="20" meta:word-count="237" meta:character-count="1636" meta:non-whitespace-character-count="1417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